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8939" officeooo:paragraph-rsid="000d8939"/>
    </style:style>
    <style:style style:name="P2" style:family="paragraph" style:parent-style-name="Standard">
      <style:text-properties fo:font-size="16pt" officeooo:rsid="000d8939" officeooo:paragraph-rsid="000fca8b" style:font-size-asian="16pt" style:font-size-complex="16pt"/>
    </style:style>
    <style:style style:name="P3" style:family="paragraph" style:parent-style-name="Standard">
      <style:text-properties fo:font-size="16pt" officeooo:rsid="000d8939" officeooo:paragraph-rsid="000d8939" style:font-size-asian="16pt" style:font-size-complex="16pt"/>
    </style:style>
    <style:style style:name="P4" style:family="paragraph" style:parent-style-name="Standard">
      <style:text-properties fo:font-size="16pt" officeooo:rsid="000fca8b" officeooo:paragraph-rsid="000fca8b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d8939" officeooo:paragraph-rsid="000d8939" style:font-weight-asian="bold" style:font-weight-complex="bold"/>
    </style:style>
    <style:style style:name="P6" style:family="paragraph" style:parent-style-name="Heading">
      <style:paragraph-properties fo:text-align="start" style:justify-single-word="false"/>
      <style:text-properties fo:font-style="italic" style:font-style-asian="italic" style:font-style-complex="italic"/>
    </style:style>
    <style:style style:name="T1" style:family="text">
      <style:text-properties officeooo:rsid="000e2900"/>
    </style:style>
    <style:style style:name="T2" style:family="text">
      <style:text-properties officeooo:rsid="000fca8b"/>
    </style:style>
    <style:style style:name="T3" style:family="text">
      <style:text-properties officeooo:rsid="000d89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Asterisk Demo</text:p>
      <text:p text:style-name="P5"/>
      <text:h text:style-name="Heading_20_2" text:outline-level="2">Talking Points</text:h>
      <text:p text:style-name="P1"/>
      <text:p text:style-name="P2">1. <text:s/>Slides</text:p>
      <text:p text:style-name="P2"><text:tab/>A. Briefly <text:span text:style-name="T2">w/</text:span>Questions <text:span text:style-name="T2">as Needed</text:span></text:p>
      <text:p text:style-name="P3"/>
      <text:p text:style-name="P3">2. Demonstrate applications</text:p>
      <text:p text:style-name="P3"><text:tab/>A. Time/Temp - Weather</text:p>
      <text:p text:style-name="P3"><text:tab/>B. <text:s/>ANI/<text:span text:style-name="T2">ANAC</text:span></text:p>
      <text:p text:style-name="P3"><text:span text:style-name="T1"><text:tab/>C. Ringback</text:span></text:p>
      <text:p text:style-name="P3"/>
      <text:p text:style-name="P3">3. Demonstrate station to station</text:p>
      <text:p text:style-name="P3"/>
      <text:p text:style-name="P3">4. Demonstrate Voicemail</text:p>
      <text:p text:style-name="P3"/>
      <text:p text:style-name="P3">5. Demonstrate outbound</text:p>
      <text:p text:style-name="P3"/>
      <text:p text:style-name="P3">6. Discuss Auto-attendant</text:p>
      <text:p text:style-name="P3"><text:tab/>A. Day/Night service</text:p>
      <text:p text:style-name="P3"/>
      <text:p text:style-name="P3">7. Demonstrate inbound</text:p>
      <text:p text:style-name="P3"><text:span text:style-name="T2"><text:tab/>A. Highlight tech choices – POTS/VoIP/Etc</text:span></text:p>
      <text:p text:style-name="P3"/>
      <text:p text:style-name="P3">9. <text:s/>Demonstrate calling features</text:p>
      <text:p text:style-name="P3"><text:s/><text:tab/>A. *69, etc</text:p>
      <text:p text:style-name="P3"><text:s/><text:tab/>B. Conferences</text:p>
      <text:p text:style-name="P3"/>
      <text:p text:style-name="P4">9. <text:s/><text:span text:style-name="T3">Demonstrate station build</text:span></text:p>
      <text:p text:style-name="P3"/>
      <text:h text:style-name="Heading_20_2" text:outline-level="2">Summary - Q &amp; A</text:h>
      <text:p text:style-name="P1"/>
      <text:p text:style-name="P6">Survey: <text:s/>Build walk-through in a future meeting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4T15:37:01.337000000</meta:creation-date>
    <dc:date>2015-04-16T08:28:20.638000000</dc:date>
    <meta:editing-duration>PT5M26S</meta:editing-duration>
    <meta:editing-cycles>3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21" meta:word-count="72" meta:character-count="488" meta:non-whitespace-character-count="421"/>
  </office:meta>
</office:document-meta>
</file>